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T1" style:family="text">
      <style:text-properties officeooo:rsid="00183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<text:span text:style-name="T1">etc/filebeat/filebeat.yml</text:span></text:p>
      <text:p text:style-name="Standard"/>
      <text:p text:style-name="Standard"># Wazuh - Filebeat configuration file</text:p>
      <text:p text:style-name="Standard">output.elasticsearch.hosts:</text:p>
      <text:p text:style-name="Standard"><text:s text:c="8"/>- 127.0.0.1:9200</text:p>
      <text:p text:style-name="Standard"># <text:s text:c="7"/>- &lt;elasticsearch_ip_node_2&gt;:9200</text:p>
      <text:p text:style-name="Standard"># <text:s text:c="7"/>- &lt;elasticsearch_ip_node_3&gt;:9200</text:p>
      <text:p text:style-name="Standard"/>
      <text:p text:style-name="Standard">output.elasticsearch:</text:p>
      <text:p text:style-name="Standard"><text:s text:c="2"/>protocol: https</text:p>
      <text:p text:style-name="Standard"><text:s text:c="2"/>username: ${username}</text:p>
      <text:p text:style-name="Standard"><text:s text:c="2"/>password: ${password}</text:p>
      <text:p text:style-name="Standard"><text:s text:c="2"/>ssl.certificate_authorities:</text:p>
      <text:p text:style-name="Standard"><text:s text:c="4"/>- /etc/filebeat/certs/root-ca.pem</text:p>
      <text:p text:style-name="Standard"><text:s text:c="2"/>ssl.certificate: "/etc/filebeat/certs/wazuh-server.pem"</text:p>
      <text:p text:style-name="Standard"><text:s text:c="2"/>ssl.key: "/etc/filebeat/certs/wazuh-server-key.pem"</text:p>
      <text:p text:style-name="Standard">setup.template.json.enabled: true</text:p>
      <text:p text:style-name="Standard">setup.template.json.path: '/etc/filebeat/wazuh-template.json'</text:p>
      <text:p text:style-name="Standard">setup.template.json.name: 'wazuh'</text:p>
      <text:p text:style-name="Standard">setup.ilm.overwrite: true</text:p>
      <text:p text:style-name="Standard">setup.ilm.enabled: false</text:p>
      <text:p text:style-name="Standard"/>
      <text:p text:style-name="Standard">filebeat.modules:</text:p>
      <text:p text:style-name="Standard"><text:s text:c="2"/>- module: wazuh</text:p>
      <text:p text:style-name="Standard"><text:s text:c="4"/>alerts:</text:p>
      <text:p text:style-name="Standard"><text:s text:c="6"/>enabled: true</text:p>
      <text:p text:style-name="P1"><text:s text:c="4"/>archives:</text:p>
      <text:p text:style-name="P1"><text:s text:c="6"/>enabled: true</text:p>
      <text:p text:style-name="Standard"/>
      <text:p text:style-name="Standard">logging.level: info</text:p>
      <text:p text:style-name="Standard">logging.to_files: true</text:p>
      <text:p text:style-name="Standard">logging.files:</text:p>
      <text:p text:style-name="Standard"><text:s text:c="2"/>path: /var/log/filebeat</text:p>
      <text:p text:style-name="Standard"><text:s text:c="2"/>name: filebeat</text:p>
      <text:p text:style-name="Standard"><text:s text:c="2"/>keepfiles: 7</text:p>
      <text:p text:style-name="Standard"><text:s text:c="2"/>permissions: 0644</text:p>
      <text:p text:style-name="Standard"/>
      <text:p text:style-name="Standard">logging.metrics.enabled: false</text:p>
      <text:p text:style-name="Standard"/>
      <text:p text:style-name="Standard">seccomp:</text:p>
      <text:p text:style-name="Standard"><text:s text:c="2"/>default_action: allow</text:p>
      <text:p text:style-name="Standard"><text:s text:c="2"/>syscalls:</text:p>
      <text:p text:style-name="Standard"><text:s text:c="2"/>- action: allow</text:p>
      <text:p text:style-name="Standard"><text:s text:c="4"/>names:</text:p>
      <text:p text:style-name="Standard"><text:s text:c="4"/>- rseq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1:22:53.483984600</meta:creation-date>
    <dc:date>2026-03-30T11:32:22.874887800</dc:date>
    <meta:editing-duration>PT7M56S</meta:editing-duration>
    <meta:editing-cycles>2</meta:editing-cycles>
    <meta:generator>LibreOffice/25.8.5.1$Windows_X86_64 LibreOffice_project/cde5f182e321816108385dd3739c4295be919062</meta:generator>
    <meta:document-statistic meta:table-count="0" meta:image-count="0" meta:object-count="0" meta:page-count="1" meta:paragraph-count="39" meta:word-count="75" meta:character-count="967" meta:non-whitespace-character-count="849"/>
  </office:meta>
</office:document-meta>
</file>